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ngXian" svg:font-family="DengXian" style:font-family-generic="system" style:font-pitch="variable"/>
  </office:font-face-decls>
  <office:automatic-styles>
    <style:style style:name="P1" style:family="paragraph" style:parent-style-name="Normal">
      <style:paragraph-properties fo:hyphenation-ladder-count="no-limit" fo:break-before="page"/>
      <style:text-properties fo:hyphenate="true"/>
    </style:style>
    <style:style style:name="P2" style:family="paragraph" style:parent-style-name="Normal">
      <style:text-properties style:text-line-through-style="solid" style:text-line-through-type="single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P3" style:family="paragraph" style:parent-style-name="Normal">
      <style:text-properties fo:font-style="italic" style:font-style-asian="italic"/>
    </style:style>
    <style:style style:name="P4" style:family="paragraph" style:parent-style-name="Normal">
      <style:text-properties fo:font-size="12pt" fo:font-weight="bold" style:font-size-asian="12pt" style:font-weight-asian="bold"/>
    </style:style>
    <style:style style:name="P5" style:family="paragraph" style:parent-style-name="Normal" style:master-page-name="MP0">
      <style:paragraph-properties style:page-number="auto" fo:break-before="page"/>
      <style:text-properties fo:font-size="12pt" fo:font-weight="bold" style:font-size-asian="12pt" style:font-weight-asian="bold"/>
    </style:style>
    <style:style style:name="P6" style:family="paragraph" style:parent-style-name="Normal">
      <style:text-properties officeooo:paragraph-rsid="001e2490"/>
    </style:style>
    <style:style style:name="P7" style:family="paragraph" style:parent-style-name="Normal">
      <style:text-properties officeooo:rsid="001e2490" officeooo:paragraph-rsid="001e2490"/>
    </style:style>
    <style:style style:name="P8" style:family="paragraph" style:parent-style-name="Normal" style:list-style-name="L3">
      <style:text-properties officeooo:rsid="0007261c" officeooo:paragraph-rsid="001f8b50"/>
    </style:style>
    <style:style style:name="P9" style:family="paragraph" style:parent-style-name="Normal">
      <style:text-properties officeooo:rsid="0005e1d1" officeooo:paragraph-rsid="001f8b50"/>
    </style:style>
    <style:style style:name="P10" style:family="paragraph" style:parent-style-name="Normal">
      <style:text-properties officeooo:paragraph-rsid="001f8b50"/>
    </style:style>
    <style:style style:name="P11" style:family="paragraph" style:parent-style-name="List_20_Paragraph" style:list-style-name="L1"/>
    <style:style style:name="P12" style:family="paragraph" style:parent-style-name="List_20_Paragraph" style:list-style-name="L2"/>
    <style:style style:name="T1" style:family="text">
      <style:text-properties officeooo:rsid="001e2490"/>
    </style:style>
    <style:style style:name="T2" style:family="text">
      <style:text-properties officeooo:rsid="0007261c"/>
    </style:style>
    <style:style style:name="T3" style:family="text">
      <style:text-properties officeooo:rsid="0004878d"/>
    </style:style>
    <style:style style:name="T4" style:family="text">
      <style:text-properties officeooo:rsid="0004ba94"/>
    </style:style>
    <style:style style:name="T5" style:family="text">
      <style:text-properties officeooo:rsid="0005e1d1"/>
    </style:style>
    <style:style style:name="T6" style:family="text">
      <style:text-properties officeooo:rsid="0007dea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mell Detection </text:p>
      <text:p text:style-name="P10">Name: <text:span text:style-name="T2">Duplicated Code</text:span></text:p>
      <text:p text:style-name="P10">Location: &lt; Model/set_up_class.py/SetUp/set_over_string/Line3<text:span text:style-name="T3">4</text:span> and <text:span text:style-name="T3">60</text:span>&gt;</text:p>
      <text:p text:style-name="P10">Location: &lt; Model/set_up_class.py/SetUp/set_<text:span text:style-name="T3">up_class_name</text:span>/Line<text:span text:style-name="T3">72</text:span> and <text:span text:style-name="T3">80</text:span>&gt;</text:p>
      <text:p text:style-name="P10">Location: &lt; Model/<text:span text:style-name="T3">s</text:span>et_up_class.py/SetUp/<text:span text:style-name="T3">s</text:span>et_<text:span text:style-name="T3">up</text:span>_<text:span text:style-name="T3">attributes/</text:span>Line<text:span text:style-name="T3">94</text:span> and <text:span text:style-name="T3">103</text:span>&gt;</text:p>
      <text:p text:style-name="P10">Location: &lt; Model/set_up_class.py/SetUp/set_<text:span text:style-name="T3">up_method_name</text:span>/Line<text:span text:style-name="T3">113</text:span> and <text:span text:style-name="T3">122</text:span>&gt;</text:p>
      <text:p text:style-name="P10">Location: &lt; Model/set_up_class.py/SetUp/set_<text:span text:style-name="T3">up_relationship</text:span>/Line<text:span text:style-name="T3">133</text:span> and <text:span text:style-name="T3">147</text:span>&gt;</text:p>
      <text:p text:style-name="P10">Location: &lt; Model/<text:span text:style-name="T3">s</text:span>et_up_class.py/SetUp/<text:span text:style-name="T3">clean_up_relationships/</text:span>Line<text:span text:style-name="T3">179</text:span> and <text:span text:style-name="T3">198</text:span>&gt;</text:p>
      <text:p text:style-name="P10">Location: &lt; Model/set_up_class.py/SetUp/<text:span text:style-name="T3">reverse_words</text:span>/Line<text:span text:style-name="T3">208</text:span> and <text:span text:style-name="T3">210</text:span>&gt;</text:p>
      <text:p text:style-name="P10">Location: &lt; Model/set_up_class.py/SetUp/<text:span text:style-name="T4">clean_up_data</text:span>/Line<text:span text:style-name="T4">232</text:span> and <text:span text:style-name="T4">246</text:span>&gt;</text:p>
      <text:p text:style-name="P10">Location: &lt; Model/<text:span text:style-name="T4">file_reader</text:span>.py/<text:span text:style-name="T4">FileReader</text:span>/<text:span text:style-name="T4">file_reader/</text:span>Line<text:span text:style-name="T4">15</text:span> and <text:span text:style-name="T4">27</text:span>&gt;</text:p>
      <text:p text:style-name="P10">Location: &lt; Model/<text:span text:style-name="T4">file_reader</text:span>.py/<text:span text:style-name="T4">FileReader</text:span>/<text:span text:style-name="T4">file_reader/</text:span>Line<text:span text:style-name="T4">16</text:span> and <text:span text:style-name="T4">25</text:span>&gt;</text:p>
      <text:p text:style-name="P10">Location: &lt; Model/<text:span text:style-name="T4">file_writer</text:span>.py/<text:span text:style-name="T4">FileWriter</text:span>/<text:span text:style-name="T4">file_writer/</text:span>Line<text:span text:style-name="T4">13</text:span> and <text:span text:style-name="T4">43</text:span>&gt;</text:p>
      <text:p text:style-name="P10">Location: &lt; Model/<text:span text:style-name="T4">file_writer</text:span>.py/<text:span text:style-name="T4">FileWriter</text:span>/<text:span text:style-name="T4">file_writer/</text:span>Line<text:span text:style-name="T4">14</text:span> and <text:span text:style-name="T4">41</text:span>&gt;</text:p>
      <text:p text:style-name="P10">Location: &lt; Model/<text:span text:style-name="T4">file_writer</text:span>.py/<text:span text:style-name="T4">FileWriter</text:span>/<text:span text:style-name="T4">file_writer/</text:span>Line<text:span text:style-name="T4">15</text:span> and <text:span text:style-name="T4">39</text:span>&gt;</text:p>
      <text:p text:style-name="P10">Location: &lt; Model/<text:span text:style-name="T4">validate_data</text:span>.py/<text:span text:style-name="T4">ValidateData</text:span>/<text:span text:style-name="T4">validate_test_loader/</text:span>Line<text:span text:style-name="T4">29 </text:span>and <text:span text:style-name="T4">52</text:span>&gt;</text:p>
      <text:p text:style-name="P10"/>
      <text:p text:style-name="P10">Reasons:</text:p>
      <text:p text:style-name="P10">1. <text:span text:style-name="T5">the problem is with all the error checks I repeat the same code </text:span></text:p>
      <text:p text:style-name="P10">2. <text:span text:style-name="T6">this take up space and <text:s/></text:span></text:p>
      <text:p text:style-name="P10">…</text:p>
      <text:p text:style-name="P10">Strategies/ approaches: </text:p>
      <text:list xml:id="list441622179" text:style-name="L3">
        <text:list-item>
          <text:p text:style-name="P8">Extacted at to a Super Class: I maked a class with a expilicted method to cut down on the code lines and made it easier to read and check for errors</text:p>
        </text:list-item>
      </text:list>
      <text:p text:style-name="P9">Problems: I couldn’t get the if or else statments cut down because I couldn’t make the string in to a “self” type. This ment I still have the code in place </text:p>
      <text:p text:style-name="P10"/>
      <text:p text:style-name="Normal"/>
      <text:p text:style-name="P1"/>
      <text:p text:style-name="Normal">Name: Long Methods </text:p>
      <text:p text:style-name="Normal">Location:</text:p>
      <text:p text:style-name="Normal"><text:s/>&lt; Model&gt;‐&lt; set_up_class.py&gt;‐&lt; SetUp&gt;‐&lt; set_over_string&gt;‐&lt; Line31 and 62&gt;</text:p>
      <text:p text:style-name="Normal">&lt; Model&gt;‐&lt; set_up_class.py&gt;‐&lt; SetUp&gt;‐&lt; set_up_class_name&gt;‐&lt; Line65 and 82&gt;</text:p>
      <text:p text:style-name="Normal">&lt; Model&gt;‐&lt; set_up_class.py&gt;‐&lt; SetUp&gt;‐&lt; set_up_attribute_name&gt;‐&lt; Line85 and 105&gt;</text:p>
      <text:p text:style-name="Normal">&lt; Model&gt;‐&lt; set_up_class.py&gt;‐&lt; SetUp&gt;‐&lt; set_up_method_name&gt;‐&lt; Line108 and 124&gt;</text:p>
      <text:p text:style-name="Normal">&lt; Model&gt;‐&lt; set_up_class.py&gt;‐&lt; SetUp&gt;‐&lt; set_up_relationship&gt;‐&lt; Line127 and 142&gt;</text:p>
      <text:p text:style-name="Normal">&lt; Model&gt;‐&lt; set_up_class.py&gt;‐&lt; SetUp&gt;‐&lt; clean_up_relationship&gt;‐&lt; Line145 and 192&gt;</text:p>
      <text:p text:style-name="Normal"><text:bookmark-start text:name="_Hlk7436986"/>&lt; Model&gt;‐&lt; set_up_class.py&gt;‐&lt; SetUp&gt;‐&lt; clear_up_data&gt;‐&lt; Line208 and 241&gt;</text:p>
      <text:p text:style-name="Normal"><text:bookmark-end text:name="_Hlk7436986"/>&lt; Model&gt;‐&lt; file_reader.py&gt;‐&lt; FileReader&gt;‐&lt; file_reader&gt;‐&lt; Line8 and 28&gt;</text:p>
      <text:p text:style-name="Normal"><text:s/>&lt; Model&gt;‐&lt; validate_data_test.py&gt;‐&lt; ValidateData&gt;‐&lt; validate_test_loader&gt;‐&lt; Line10 &amp; 53&gt;</text:p>
      <text:p text:style-name="Normal">&lt; View&gt;‐&lt; file_writer.py&gt;‐&lt; FileWriter&gt;‐&lt; file_writer&gt;‐&lt; Line7 and 45&gt;</text:p>
      <text:p text:style-name="Normal"/>
      <text:p text:style-name="Normal">Reasons:</text:p>
      <text:list xml:id="list638697925" text:style-name="L1">
        <text:list-item>
          <text:p text:style-name="P11">The long methods make the code hard to read and also harder to follow the code</text:p>
        </text:list-item>
        <text:list-item>
          <text:p text:style-name="P11">It also takes up lot of processing power to go though all the extra code </text:p>
        </text:list-item>
        <text:list-item>
          <text:p text:style-name="P11">In some case the method was doing a number of functions and extracting them made the method only do one thing </text:p>
        </text:list-item>
        <text:list-item>
          <text:p text:style-name="P11"/>
        </text:list-item>
      </text:list>
      <text:p text:style-name="Normal">Strategies/ approaches: </text:p>
      <text:p text:style-name="Normal">I used extract method</text:p>
      <text:p text:style-name="Normal">Moving the file writer in to VIEW and passing the data give me duplicate code in the Main_Controller but this is a necessary evil as having the four new class that can extend in future code <text:s/></text:p>
      <text:p text:style-name="Normal"/>
      <text:p text:style-name="P1"/>
      <text:p text:style-name="Normal">Name: Dead code</text:p>
      <text:p text:style-name="Normal">Location: &lt; Model&gt;‐&lt; relationship_value.py&gt;‐&lt; Relationship&gt;‐&lt; Line4 and 16&gt;</text:p>
      <text:p text:style-name="Normal">&lt; Model&gt;‐&lt; relationships.py&gt;‐&lt; Relationships&gt;‐&lt; clean_up_relationship&gt;‐&lt; Line+++ and +++&gt;</text:p>
      <text:p text:style-name="P6">&lt; Model&gt;‐&lt; <text:span text:style-name="T1">set_up_diagram</text:span>.py&gt;‐&lt; <text:span text:style-name="T1">SetUp</text:span>&gt;‐&lt; <text:span text:style-name="T1">set_full_data</text:span>&gt;‐&lt; Line<text:span text:style-name="T1">66</text:span> and <text:span text:style-name="T1">68</text:span>&gt;</text:p>
      <text:p text:style-name="Normal">Reasons:</text:p>
      <text:p text:style-name="Normal">1. this method take up a lot of room and give nothing back but one string </text:p>
      <text:p text:style-name="Normal">2. I remove this method, so it was easier to understand and less engineered</text:p>
      <text:p text:style-name="P7">I remove the set full data as wasn’t used any where in the program</text:p>
      <text:p text:style-name="P7"/>
      <text:p text:style-name="Normal">Strategies/ approaches: </text:p>
      <text:p text:style-name="Normal">I removed the two wasted methods that was not used and made the code pass in the string it need without wasting lines </text:p>
      <text:p text:style-name="Normal"/>
      <text:p text:style-name="P1"/>
      <text:p text:style-name="P4">Tests Development</text:p>
      <text:p text:style-name="Normal"/>
      <text:p text:style-name="Normal"/>
      <text:p text:style-name="Normal"/>
      <text:p text:style-name="P1"/>
      <text:p text:style-name="P4">Refactoring </text:p>
      <text:list xml:id="list672811905" text:style-name="L2">
        <text:list-item>
          <text:p text:style-name="P12">The worst bad smell code was</text:p>
          <text:list>
            <text:list-item>
              <text:p text:style-name="P12"><text:s/>Duplicate Code: this was the fact that I was calling if, else statement I try a number of times to remove the if else statements that were using a string for sorting but after a week I don’t know <text:s/>how to do fix it <text:s/></text:p>
            </text:list-item>
          </text:list>
        </text:list-item>
        <text:list-item>
          <text:p text:style-name="P12">The Version control <text:s/><text:a xlink:type="simple" xlink:href="https://github.com/SimonJB07/PythonRefactoring" office:target-frame-name="_top" xlink:show="replace" text:style-name="Internet_20_link" text:visited-style-name="Visited_20_Internet_20_Link"><text:span text:style-name="Hyperlink">https://github.com/SimonJB07/PythonRefactoring</text:span></text:a></text:p>
        </text:list-item>
      </text:list>
      <text:p text:style-name="List_20_Paragraph"/>
      <text:p text:style-name="Normal"/>
      <text:list xml:id="list190160109355020" text:continue-numbering="true" text:style-name="L2">
        <text:list-item>
          <text:p text:style-name="P12"/>
        </text:list-item>
      </text:list>
      <text:p text:style-name="Normal"/>
      <text:p text:style-name="Normal"/>
      <text:p text:style-name="P1"/>
      <text:p text:style-name="Normal">gsdfgfd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ngXian" svg:font-family="DengXia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NZ" fo:font-style="normal" style:text-underline-style="none" fo:font-weight="normal" style:letter-kerning="false" style:font-name-asian="DengXi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NZ" fo:font-style="normal" style:text-underline-style="none" fo:font-weight="normal" style:letter-kerning="false" fo:background-color="transparent" style:font-name-asian="DengXi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_64 LibreOffice_project/3d9a8b4b4e538a85e0782bd6c2d430bafe583448</meta:generator>
    <dc:title/>
    <dc:description/>
    <dc:subject/>
    <meta:initial-creator>Simon Broekman</meta:initial-creator>
    <meta:creation-date>2019-04-21T22:56:00Z</meta:creation-date>
    <dc:date>2019-04-30T19:01:27.314000000</dc:date>
    <meta:editing-cycles>5</meta:editing-cycles>
    <meta:editing-duration>PT8H47M38S</meta:editing-duration>
    <meta:document-statistic meta:table-count="0" meta:image-count="0" meta:object-count="0" meta:page-count="6" meta:paragraph-count="60" meta:word-count="504" meta:character-count="3758" meta:non-whitespace-character-count="3298"/>
    <meta:template xlink:type="simple" xlink:actuate="onRequest" xlink:title="" xlink:href="file:///F:/Downloads/Refactoring_Report.odt/Normal.dotm"/>
  </office:meta>
</office:document-meta>
</file>